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notes">
      <style:graphic-properties draw:fill-color="#ffffff" fo:min-height="13.114cm"/>
    </style:style>
    <style:style style:name="T1" style:family="text">
      <style:text-properties fo:color="#7f0055" style:text-outline="false" style:text-line-through-style="none" fo:font-family="'Courier New'" style:font-family-generic="modern" style:font-pitch="fixed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2a00ff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solid" style:text-underline-width="auto" style:text-underline-color="font-color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7cm" svg:x="1.4cm" svg:y="0.837cm" presentation:class="title">
          <draw:text-box>
            <text:p>Konfiguracja projektu w Eclipse (1)</text:p>
          </draw:text-box>
        </draw:frame>
        <draw:frame presentation:style-name="pr2" draw:layer="layout" svg:width="25.199cm" svg:height="13.854cm" svg:x="1.4cm" svg:y="4.914cm" presentation:class="outline" presentation:user-transformed="true">
          <draw:text-box>
            <text:list text:style-name="L2">
              <text:list-item>
                <text:p>new project -&gt; Android</text:p>
                <text:list>
                  <text:list-item>
                    <text:p>Built target: Android 2.2</text:p>
                  </text:list-item>
                  <text:list-item>
                    <text:p>Create activity: App</text:p>
                  </text:list-item>
                  <text:list-item>
                    <text:p>Package name: com.devmeetings.&lt;team&gt;.tanks</text:p>
                  </text:list-item>
                </text:list>
              </text:list-item>
              <text:list-item>
                <text:p>Utwórz folder libs</text:p>
                <text:list>
                  <text:list-item>
                    <text:p>Skopiuj tam phonegap.jar</text:p>
                  </text:list-item>
                  <text:list-item>
                    <text:p>Dodaj plik do build path</text:p>
                  </text:list-item>
                </text:list>
              </text:list-item>
              <text:list-item>
                <text:p>Utwórz folder assets/www</text:p>
                <text:list>
                  <text:list-item>
                    <text:p>Skopiuj tam phonegap.j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256cm" svg:x="1.4cm" svg:y="0.962cm" presentation:class="title">
          <draw:text-box>
            <text:p>Konfiguracja projektu w Eclipse (2)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Otwórz plik App.java</text:p>
                <text:list>
                  <text:list-item>
                    <text:p>Zamień nadklasę z Activity na DroidGap</text:p>
                  </text:list-item>
                  <text:list-item>
                    <text:p>Zamień linię z setContentView na<text:line-break/><text:span text:style-name="T1">super</text:span><text:span text:style-name="T2">.loadUrl(</text:span><text:span text:style-name="T3">"</text:span><text:span text:style-name="T3"><text:a xlink:href="../../../../../../../../android_asset/www/index.html">file:///android_asset/www/index.html</text:a></text:span><text:span text:style-name="T3">"</text:span><text:span text:style-name="T2">);</text:span></text:p>
                  </text:list-item>
                </text:list>
              </text:list-item>
              <text:list-item>
                <text:p><text:span text:style-name="T2">Utwórz index.html</text:span></text:p>
                <text:list>
                  <text:list-item>
                    <text:p><text:span text:style-name="T2">Dodaj: &lt;script type="text/</text:span><text:span text:style-name="T4">javascript</text:span><text:span text:style-name="T2">" </text:span><text:span text:style-name="T4">charset</text:span><text:span text:style-name="T2">="</text:span><text:span text:style-name="T4">utf</text:span><text:span text:style-name="T2">-8" </text:span><text:span text:style-name="T4">src</text:span><text:span text:style-name="T2">="phonegap.js"&gt;&lt;/script&gt;</text:span></text:p>
                  </text:list-item>
                </text:list>
              </text:list-item>
              <text:list-item>
                <text:p><text:span text:style-name="T2">Otwórz AndroidManifest.xml</text:span></text:p>
                <text:list>
                  <text:list-item>
                    <text:p><text:span text:style-name="T2">Wyedytuj sekcje &lt;suport-screens&gt; i &lt;user-permission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id de Rosier</meta:initial-creator>
    <meta:creation-date>2011-03-20T11:04:23.22</meta:creation-date>
    <meta:editing-duration>PT00H31M42S</meta:editing-duration>
    <meta:editing-cycles>6</meta:editing-cycles>
    <dc:date>2011-03-20T11:36:00.49</dc:date>
    <dc:creator>David de Rosier</dc:creator>
    <meta:generator>OpenOffice.org/3.2$Win32 OpenOffice.org_project/320m12$Build-9483</meta:generator>
    <meta:document-statistic meta:object-count="33"/>
  </office:meta>
</office:document-meta>
</file>